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af00db"/>
    </style:style>
    <style:style style:name="T2" style:family="text">
      <style:text-properties fo:color="#a31515"/>
    </style:style>
    <style:style style:name="T3" style:family="text">
      <style:text-properties fo:color="#795e26"/>
    </style:style>
    <style:style style:name="T4" style:family="text">
      <style:text-properties fo:color="#098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m</text:span> pandas <text:span text:style-name="T1">import</text:span> read_csv</text:p>
      <text:p text:style-name="P1"><text:span text:style-name="T1">import</text:span> pandas <text:span text:style-name="T1">as</text:span> pd</text:p>
      <text:p text:style-name="P1"><text:span text:style-name="T1">import</text:span> matplotlib.pyplot <text:span text:style-name="T1">as</text:span> plt</text:p>
      <text:p text:style-name="P1">adj=pd.read_csv(<text:span text:style-name="T2">'/content/HDFC.csv'</text:span>)</text:p>
      <text:p text:style-name="P2"/>
      <text:p text:style-name="P1">observation=adj[[<text:span text:style-name="T2">'Observation'</text:span>]]</text:p>
      <text:p text:style-name="P1">prices=adj[[<text:span text:style-name="T2">'Adj Close'</text:span>]]</text:p>
      <text:p text:style-name="P2"/>
      <text:p text:style-name="P1"><text:span text:style-name="T1">import</text:span> numpy <text:span text:style-name="T1">as</text:span> np</text:p>
      <text:p text:style-name="P1">observation=np.reshape(observation,(<text:span text:style-name="T3">len</text:span>(observation),<text:span text:style-name="T4">1</text:span>))</text:p>
      <text:p text:style-name="P1">prices=np.reshape(prices,(<text:span text:style-name="T3">len</text:span>(prices),<text:span text:style-name="T4">1</text:span>))</text:p>
      <text:p text:style-name="P2"/>
      <text:p text:style-name="P1"><text:span text:style-name="T1">from</text:span> sklearn.svm <text:span text:style-name="T1">import</text:span> SVR</text:p>
      <text:p text:style-name="P1">svr_rbf=SVR(kernel=<text:span text:style-name="T2">'rbf'</text:span>,C=<text:span text:style-name="T4">1e3</text:span>,gamma=<text:span text:style-name="T4">0.1</text:span>)</text:p>
      <text:p text:style-name="P1">svr_rbf.fit(observation,prices)</text:p>
      <text:p text:style-name="P2"/>
      <text:p text:style-name="P1">plt.figure(figsize=(<text:span text:style-name="T4">12</text:span>,<text:span text:style-name="T4">6</text:span>))</text:p>
      <text:p text:style-name="P1">plt.plot(observation,prices,color=<text:span text:style-name="T2">'black'</text:span>,label=<text:span text:style-name="T2">'Observation'</text:span>)</text:p>
      <text:p text:style-name="P2"/>
      <text:p text:style-name="P1">plt.plot(observation,svr_rbf.predict(observation),color=<text:span text:style-name="T2">'red'</text:span>,label=<text:span text:style-name="T2">'RBF model'</text:span>)</text:p>
      <text:p text:style-name="P1">plt.xlabel(<text:span text:style-name="T2">'Observation'</text:span>)</text:p>
      <text:p text:style-name="P1">plt.ylabel(<text:span text:style-name="T2">'price'</text:span>)</text:p>
      <text:p text:style-name="P1">plt.legend()</text:p>
      <text:p text:style-name="P1">plt.show()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0:39:49.077401676</meta:creation-date>
    <dc:date>2021-12-06T10:40:29.224160911</dc:date>
    <meta:editing-duration>PT40S</meta:editing-duration>
    <meta:editing-cycles>1</meta:editing-cycles>
    <meta:document-statistic meta:table-count="0" meta:image-count="0" meta:object-count="0" meta:page-count="1" meta:paragraph-count="19" meta:word-count="36" meta:character-count="618" meta:non-whitespace-character-count="601"/>
    <meta:generator>LibreOffice/6.0.7.3$Linux_X86_64 LibreOffice_project/00m0$Build-3</meta:generator>
  </office:meta>
</office:document-meta>
</file>